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/>
    </style:style>
    <style:style style:name="P2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084c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c7a" style:font-weight-asian="bold" style:font-weight-complex="bold"/>
    </style:style>
    <style:style style:name="T4" style:family="text">
      <style:text-properties fo:font-weight="bold" officeooo:rsid="000b871c" style:font-weight-asian="bold" style:font-weight-complex="bold"/>
    </style:style>
    <style:style style:name="T5" style:family="text">
      <style:text-properties officeooo:rsid="000b871c"/>
    </style:style>
    <style:style style:name="T6" style:family="text">
      <style:text-properties fo:font-weight="normal" officeooo:rsid="00084c7a" style:font-weight-asian="normal" style:font-weight-complex="normal"/>
    </style:style>
    <style:style style:name="T7" style:family="text">
      <style:text-properties officeooo:rsid="000b8b7a"/>
    </style:style>
    <style:style style:name="T8" style:family="text">
      <style:text-properties officeooo:rsid="000ea076"/>
    </style:style>
    <style:style style:name="T9" style:family="text">
      <style:text-properties style:font-name="Arial"/>
    </style:style>
    <style:style style:name="T10" style:family="text">
      <style:text-properties style:font-name="Arial" officeooo:rsid="00084c7a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officeooo:rsid="000b871c"/>
    </style:style>
    <style:style style:name="T13" style:family="text">
      <style:text-properties style:font-name="Arial" officeooo:rsid="000b8b7a"/>
    </style:style>
    <style:style style:name="T14" style:family="text">
      <style:text-properties style:font-name="Arial" officeooo:rsid="000ea076"/>
    </style:style>
    <style:style style:name="T15" style:family="text">
      <style:text-properties style:font-name="Arial" officeooo:rsid="0010d412"/>
    </style:style>
    <style:style style:name="T16" style:family="text">
      <style:text-properties style:font-name="Arial" officeooo:rsid="00116092"/>
    </style:style>
    <style:style style:name="T17" style:family="text">
      <style:text-properties officeooo:rsid="00116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o meu nome é Daniel, venho de de Portugal e estou a desenvolver uma máquina agrícola que é auto sustentável, <text:span text:style-name="T3">cultivando batatas e soja</text:span><text:span text:style-name="T1">, </text:span>para produzir <text:span text:style-name="T1">até </text:span><text:span text:style-name="T6">15 litros</text:span> de <text:span text:style-name="T3">sopa de</text:span><text:span text:style-name="T2"> batata doce com soja</text:span> que perfaz um alimento quase completo para a necessidade diária,</text:p>
      <text:p text:style-name="P1"/>
      <text:p text:style-name="P1"><text:span text:style-name="T1">C</text:span>ada máquina produz cerca de <text:span text:style-name="T2">50 </text:span><text:span text:style-name="T4">sopas</text:span><text:span text:style-name="T2"> por dia</text:span>, estas são automatizadas e não é necessária manutenção para além da substituição de peças fáceis e de baixo custo ou dificuldade de manuseamento num <text:span text:style-name="T1">intervalo</text:span> cerca de 5 a mais anos.</text:p>
      <text:p text:style-name="P1"/>
      <text:p text:style-name="P2"><text:span text:style-name="T9">A intenção é </text:span><text:span text:style-name="T10">colocar</text:span><text:span text:style-name="T9"> essas máquinas em países com necessidades, sendo que a máquina </text:span><text:span text:style-name="T11">rentabiliza-se facilmente</text:span><text:span text:style-name="T9"> num país com um poder de compra maior, sendo que os lucros obtidos seriam canalizados para a construção de novas máquinas a situar estrategicamente em países com necessidades imediatas. O preço d</text:span><text:span text:style-name="T12">a sopa</text:span><text:span text:style-name="T9"> produzid</text:span><text:span text:style-name="T12">a</text:span><text:span text:style-name="T9"> variará entre </text:span><text:span text:style-name="T11">1 a 2 euros</text:span><text:span text:style-name="T9"> nos locais com capacidade económica, </text:span><text:span text:style-name="T13">segundo este </text:span><text:a xlink:type="simple" xlink:href="http://www.betterplanetmission.com/index1.php?pg=plan&amp;l=0" text:style-name="Internet_20_link" text:visited-style-name="Visited_20_Internet_20_Link"><text:span text:style-name="T13">plano</text:span></text:a><text:span text:style-name="T9"> e com esse dinheiro ser</text:span><text:span text:style-name="T13">á</text:span><text:span text:style-name="T9"> então possível a produção de novas máquinas e consequente distribuição gratuita desse alimento nos locais necessários para combater a fome.</text:span></text:p>
      <text:p text:style-name="P2"><text:span text:style-name="T15">Aqui está</text:span><text:span text:style-name="T9"> </text:span><text:span text:style-name="T14">o</text:span><text:span text:style-name="T9"> <text:s/></text:span><text:a xlink:type="simple" xlink:href="http://www.betterplanetmission.com/index1.php?pg=descritiva&amp;l=0" text:style-name="Internet_20_link" text:visited-style-name="Visited_20_Internet_20_Link"><text:span text:style-name="T9">link </text:span></text:a><text:a xlink:type="simple" xlink:href="http://www.betterplanetmission.com/index1.php?pg=descritiva&amp;l=0" text:style-name="Internet_20_link" text:visited-style-name="Visited_20_Internet_20_Link"><text:span text:style-name="T14">d</text:span></text:a><text:a xlink:type="simple" xlink:href="http://www.betterplanetmission.com/index1.php?pg=descritiva&amp;l=0" text:style-name="Internet_20_link" text:visited-style-name="Visited_20_Internet_20_Link"><text:span text:style-name="T9">o projecto</text:span></text:a><text:span text:style-name="T9"> </text:span><text:span text:style-name="T15">cpom </text:span><text:span text:style-name="T9">as explicações técnicas e intenções do mesmo, sendo que é-me necessário fundos para construir o primeiro protótipo, que requer uma equipa de acompanhamento para as diversas áreas incluídas (mecatrónica, agricultura, material,etc) sendo que o </text:span><text:span text:style-name="T16">projeto</text:span><text:span text:style-name="T9"> está já em fase final de estudo.</text:span></text:p>
      <text:p text:style-name="P1">Por favor verifiquem no link as informações. Caso achem viável então contactem-me para se poder falar de algum subsidio que tenham para este tipo de projectos que tem como <text:span text:style-name="T17">objetivo</text:span> o combate à fome mundial. Sem outro assunto, desde já os meus agradeciment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21:04:42.299000000</dc:date>
    <meta:editing-duration>P2DT2H23M37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5" meta:word-count="268" meta:character-count="1636" meta:non-whitespace-character-count="1371"/>
  </office:meta>
</office:document-meta>
</file>